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08_21-10-3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09_01-52-3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1-09_07-43-0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09_07-43-1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09_12-23-4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09_14-06-45_000.jpg</text:p>
          </table:table-cell>
          <table:table-cell table:style-name="ce27" office:value-type="string">
            <text:p>:m :篠笛,shinobue #*# / session-memo:session-1 / p.1:genre=melody,session=hour-14,other=alt-fingering+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篠笛,shinobue #*# / session-memo:session-1 / p.1:genre=melody,session=hour-14,other=alt-fingering+,musescore=~">
            <text:p>:m :篠笛,shinobue #*# / session-memo:session-1 / p.1:genre=melody,session=hour-14,other=alt-fingering+,musescore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09_16-12-59_000.jpg</text:p>
          </table:table-cell>
          <table:table-cell table:style-name="ce28" office:value-type="string">
            <text:p>:m 1*2 RES / JVEMV6 64#203_nihon_shuukyoo / 『日本宗教の複合的構造』 著者=~,校注=~ / p.325 / w=太政官指令；氏神社；内務省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1*2 RES / JVEMV6 64#203_nihon_shuukyoo / 『日本宗教の複合的構造』 著者=~,校注=~ / p.325 / w=太政官指令；氏神社；内務省,topic=~,publisher=~,other=~">
            <text:p>:m 1*2 RES / JVEMV6 64#203_nihon_shuukyoo / 『日本宗教の複合的構造』 著者=~,校注=~ / p.325 / w=太政官指令；氏神社；内務省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09_16-13-12_000.jpg</text:p>
          </table:table-cell>
          <table:table-cell table:style-name="ce27" office:value-type="string">
            <text:p>:m 2*2 RES / JVEMV6 64#203_nihon_shuukyoo / 『日本宗教の複合的構造』 著者=~,校注=~ / p.325 / w=送籍状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2*2 RES / JVEMV6 64#203_nihon_shuukyoo / 『日本宗教の複合的構造』 著者=~,校注=~ / p.325 / w=送籍状,topic=~,publisher=~,other=~">
            <text:p>:m 2*2 RES / JVEMV6 64#203_nihon_shuukyoo / 『日本宗教の複合的構造』 著者=~,校注=~ / p.325 / w=送籍状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09_16-13-29_000.jpg</text:p>
          </table:table-cell>
          <table:table-cell table:style-name="ce27" office:value-type="string">
            <text:p>:m #*# / memo:other(m:other) / topic=習字, about=~,other=~,id=~,content=部;教;省;管;和;歌;県;伺;務;氏;神;社;帰;属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#*# / memo:other(m:other) / topic=習字, about=~,other=~,id=~,content=部;教;省;管;和;歌;県;伺;務;氏;神;社;帰;属;">
            <text:p>:m #*# / memo:other(m:other) / topic=習字, about=~,other=~,id=~,content=部;教;省;管;和;歌;県;伺;務;氏;神;社;帰;属;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2-11-09_17-36-46_000.jpg</text:p>
          </table:table-cell>
          <table:table-cell table:style-name="ce28" office:value-type="string">
            <text:p>:m RES 1*1 / free# JVEMV6 83#_25:1 / 83. chemistry / topics=無機化学,w=電子親和力,s=~,i=~,other=~,doc=r-1-1~1.2:f-4.10#R.2-3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2022/11/10</text:date>, <text:time>10:02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0T10:02:05.74</dc:date>
    <dc:creator>iwabuchi ken</dc:creator>
    <meta:editing-duration>P50DT17H42M48S</meta:editing-duration>
    <meta:editing-cycles>16470</meta:editing-cycles>
    <meta:document-statistic meta:table-count="2" meta:cell-count="913" meta:object-count="0"/>
    <meta:user-defined meta:name="qrichtext">1</meta:user-defined>
  </office:meta>
</office:document-meta>
</file>